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F0" style:family="paragraph">
      <style:paragraph-properties fo:break-before="page" style:page-number="0"/>
    </style:style>
    <style:style style:name="P3" style:parent-style-name="Cím" style:family="paragraph">
      <style:paragraph-properties fo:text-align="center"/>
    </style:style>
    <style:style style:name="P4" style:parent-style-name="Cím" style:family="paragraph">
      <style:paragraph-properties fo:text-align="center"/>
    </style:style>
    <style:style style:name="P5" style:parent-style-name="Cím" style:family="paragraph">
      <style:paragraph-properties fo:text-align="center"/>
    </style:style>
    <style:style style:name="P6" style:parent-style-name="Cím" style:family="paragraph">
      <style:paragraph-properties fo:text-align="center"/>
    </style:style>
    <style:style style:name="P7" style:parent-style-name="Cím" style:family="paragraph">
      <style:paragraph-properties fo:text-align="center"/>
    </style:style>
    <style:style style:name="P8" style:parent-style-name="Cím" style:family="paragraph">
      <style:paragraph-properties fo:text-align="center"/>
    </style:style>
    <style:style style:name="P9" style:parent-style-name="Cím" style:family="paragraph">
      <style:paragraph-properties fo:text-align="center"/>
    </style:style>
    <style:style style:name="P10" style:parent-style-name="Cím" style:family="paragraph">
      <style:paragraph-properties fo:text-align="center"/>
    </style:style>
    <style:style style:name="P11" style:parent-style-name="Normál" style:family="paragraph">
      <style:paragraph-properties fo:margin-bottom="0in" fo:line-height="100%"/>
      <style:text-properties fo:font-weight="bold" style:font-weight-asian="bold" style:font-weight-complex="bold" fo:font-size="14pt" style:font-size-asian="14pt" style:font-size-complex="14pt"/>
    </style:style>
    <style:style style:name="P12" style:parent-style-name="Normál" style:family="paragraph">
      <style:paragraph-properties fo:margin-bottom="0in" fo:line-height="100%" fo:margin-left="0.9833in">
        <style:tab-stops/>
      </style:paragraph-properties>
    </style:style>
    <style:style style:name="P13" style:parent-style-name="Normál" style:family="paragraph">
      <style:paragraph-properties fo:margin-bottom="0in" fo:line-height="100%" fo:margin-left="0.9833in">
        <style:tab-stops/>
      </style:paragraph-properties>
    </style:style>
    <style:style style:name="P14" style:parent-style-name="Normál" style:family="paragraph">
      <style:paragraph-properties fo:margin-bottom="0in" fo:line-height="100%" fo:margin-left="0.9833in">
        <style:tab-stops/>
      </style:paragraph-properties>
    </style:style>
    <style:style style:name="P15" style:parent-style-name="Normál" style:family="paragraph">
      <style:paragraph-properties fo:break-before="page"/>
      <style:text-properties fo:hyphenate="true"/>
    </style:style>
    <style:style style:name="T16" style:parent-style-name="Bekezdésalapbetűtípusa" style:family="text">
      <style:text-properties fo:font-weight="bold" style:font-weight-asian="bold" style:font-weight-complex="bold" style:use-window-font-color="true"/>
    </style:style>
    <style:style style:name="P17" style:parent-style-name="TJ1" style:family="paragraph">
      <style:paragraph-properties>
        <style:tab-stops>
          <style:tab-stop style:type="right" style:leader-style="dotted" style:leader-text="." style:position="6.293in"/>
        </style:tab-stops>
      </style:paragraph-properties>
    </style:style>
    <style:style style:name="P18" style:parent-style-name="TJ1" style:family="paragraph">
      <style:paragraph-properties>
        <style:tab-stops>
          <style:tab-stop style:type="right" style:leader-style="dotted" style:leader-text="." style:position="6.293in"/>
        </style:tab-stops>
      </style:paragraph-properties>
    </style:style>
    <style:style style:name="P19" style:parent-style-name="TJ1" style:family="paragraph">
      <style:paragraph-properties>
        <style:tab-stops>
          <style:tab-stop style:type="right" style:leader-style="dotted" style:leader-text="." style:position="6.293in"/>
        </style:tab-stops>
      </style:paragraph-properties>
    </style:style>
    <style:style style:name="P20" style:parent-style-name="TJ1" style:family="paragraph">
      <style:paragraph-properties>
        <style:tab-stops>
          <style:tab-stop style:type="right" style:leader-style="dotted" style:leader-text="." style:position="6.293in"/>
        </style:tab-stops>
      </style:paragraph-properties>
    </style:style>
    <style:style style:name="P21" style:parent-style-name="TJ1" style:family="paragraph">
      <style:paragraph-properties>
        <style:tab-stops>
          <style:tab-stop style:type="right" style:leader-style="dotted" style:leader-text="." style:position="6.293in"/>
        </style:tab-stops>
      </style:paragraph-properties>
    </style:style>
    <style:style style:name="P22" style:parent-style-name="TJ1" style:family="paragraph">
      <style:paragraph-properties>
        <style:tab-stops>
          <style:tab-stop style:type="right" style:leader-style="dotted" style:leader-text="." style:position="6.293in"/>
        </style:tab-stops>
      </style:paragraph-properties>
    </style:style>
    <style:style style:name="P23" style:parent-style-name="TJ1" style:family="paragraph">
      <style:paragraph-properties>
        <style:tab-stops>
          <style:tab-stop style:type="right" style:leader-style="dotted" style:leader-text="." style:position="6.293in"/>
        </style:tab-stops>
      </style:paragraph-properties>
    </style:style>
    <style:style style:name="P24" style:parent-style-name="TJ1" style:family="paragraph">
      <style:paragraph-properties>
        <style:tab-stops>
          <style:tab-stop style:type="right" style:leader-style="dotted" style:leader-text="." style:position="6.293in"/>
        </style:tab-stops>
      </style:paragraph-properties>
    </style:style>
    <style:style style:name="P25" style:parent-style-name="Normál" style:family="paragraph">
      <style:paragraph-properties fo:break-before="page"/>
      <style:text-properties fo:hyphenate="true"/>
    </style:style>
    <style:style style:name="P26" style:parent-style-name="Normál" style:family="paragraph">
      <style:text-properties fo:font-size="12pt" style:font-size-asian="12pt" style:font-size-complex="12pt"/>
    </style:style>
    <style:style style:name="P27" style:parent-style-name="Normál" style:family="paragraph">
      <style:text-properties fo:font-size="12pt" style:font-size-asian="12pt" style:font-size-complex="12pt"/>
    </style:style>
    <style:style style:name="P28" style:parent-style-name="Normál" style:family="paragraph">
      <style:text-properties fo:font-size="12pt" style:font-size-asian="12pt" style:font-size-complex="12pt"/>
    </style:style>
    <style:style style:name="P29" style:parent-style-name="Címsor1" style:family="paragraph">
      <style:text-properties style:use-window-font-color="true"/>
    </style:style>
    <style:style style:name="P30" style:parent-style-name="Normál" style:family="paragraph">
      <style:text-properties fo:font-size="12pt" style:font-size-asian="12pt" style:font-size-complex="12pt"/>
    </style:style>
    <style:style style:name="P31" style:parent-style-name="Címsor1" style:family="paragraph">
      <style:text-properties style:use-window-font-color="true"/>
    </style:style>
    <style:style style:name="P32" style:parent-style-name="Normál" style:family="paragraph">
      <style:text-properties fo:font-size="12pt" style:font-size-asian="12pt" style:font-size-complex="12pt"/>
    </style:style>
    <style:style style:name="P33" style:parent-style-name="Címsor1" style:family="paragraph">
      <style:text-properties style:use-window-font-color="true"/>
    </style:style>
    <style:style style:name="P34" style:parent-style-name="Normál" style:family="paragraph">
      <style:text-properties fo:font-size="12pt" style:font-size-asian="12pt" style:font-size-complex="12pt"/>
    </style:style>
    <style:style style:name="P35" style:parent-style-name="Normál" style:family="paragraph">
      <style:text-properties fo:font-size="12pt" style:font-size-asian="12pt" style:font-size-complex="12pt"/>
    </style:style>
    <style:style style:name="P36" style:parent-style-name="Listaszerűbekezdés" style:list-style-name="LFO1" style:family="paragraph">
      <style:text-properties fo:font-size="12pt" style:font-size-asian="12pt" style:font-size-complex="12pt"/>
    </style:style>
    <style:style style:name="P37" style:parent-style-name="Listaszerűbekezdés" style:list-style-name="LFO2" style:family="paragraph">
      <style:text-properties fo:font-size="12pt" style:font-size-asian="12pt" style:font-size-complex="12pt"/>
    </style:style>
    <style:style style:name="P38" style:parent-style-name="Listaszerűbekezdés" style:list-style-name="LFO1" style:family="paragraph">
      <style:text-properties fo:font-size="12pt" style:font-size-asian="12pt" style:font-size-complex="12pt"/>
    </style:style>
    <style:style style:name="P39" style:parent-style-name="Listaszerűbekezdés" style:list-style-name="LFO2" style:family="paragraph">
      <style:text-properties fo:font-size="12pt" style:font-size-asian="12pt" style:font-size-complex="12pt"/>
    </style:style>
    <style:style style:name="P40" style:parent-style-name="Normál" style:family="paragraph">
      <style:paragraph-properties fo:margin-left="0.25in">
        <style:tab-stops/>
      </style:paragraph-properties>
      <style:text-properties fo:font-size="12pt" style:font-size-asian="12pt" style:font-size-complex="12pt"/>
    </style:style>
    <style:style style:name="P41" style:parent-style-name="Listaszerűbekezdés" style:list-style-name="LFO1" style:family="paragraph">
      <style:text-properties fo:font-size="12pt" style:font-size-asian="12pt" style:font-size-complex="12pt"/>
    </style:style>
    <style:style style:name="P42" style:parent-style-name="Listaszerűbekezdés" style:family="paragraph">
      <style:text-properties fo:font-size="12pt" style:font-size-asian="12pt" style:font-size-complex="12pt"/>
    </style:style>
    <style:style style:name="P43" style:parent-style-name="Listaszerűbekezdés" style:family="paragraph">
      <style:text-properties fo:font-size="12pt" style:font-size-asian="12pt" style:font-size-complex="12pt"/>
    </style:style>
    <style:style style:name="P44" style:parent-style-name="Listaszerűbekezdés" style:family="paragraph">
      <style:text-properties fo:font-size="12pt" style:font-size-asian="12pt" style:font-size-complex="12pt"/>
    </style:style>
    <style:style style:name="P45" style:parent-style-name="Listaszerűbekezdés" style:family="paragraph">
      <style:text-properties fo:font-size="12pt" style:font-size-asian="12pt" style:font-size-complex="12pt"/>
    </style:style>
    <style:style style:name="P46" style:parent-style-name="Normál" style:family="paragraph">
      <style:text-properties fo:font-size="12pt" style:font-size-asian="12pt" style:font-size-complex="12pt"/>
    </style:style>
    <style:style style:name="P47" style:parent-style-name="Címsor1" style:family="paragraph">
      <style:text-properties style:use-window-font-color="true"/>
    </style:style>
    <style:style style:name="P48" style:parent-style-name="Normál" style:family="paragraph">
      <style:text-properties fo:font-size="12pt" style:font-size-asian="12pt" style:font-size-complex="12pt"/>
    </style:style>
    <style:style style:name="P49" style:parent-style-name="Címsor1" style:family="paragraph">
      <style:text-properties style:use-window-font-color="true"/>
    </style:style>
    <style:style style:name="P50" style:parent-style-name="Normál" style:family="paragraph">
      <style:text-properties fo:font-size="12pt" style:font-size-asian="12pt" style:font-size-complex="12pt"/>
    </style:style>
    <style:style style:name="P51" style:parent-style-name="Címsor1" style:family="paragraph">
      <style:text-properties style:use-window-font-color="true"/>
    </style:style>
    <style:style style:name="P52" style:parent-style-name="Normál" style:family="paragraph">
      <style:text-properties fo:font-size="12pt" style:font-size-asian="12pt" style:font-size-complex="12pt"/>
    </style:style>
    <style:style style:name="P53" style:parent-style-name="Címsor1" style:family="paragraph">
      <style:text-properties style:use-window-font-color="true"/>
    </style:style>
    <style:style style:name="P54" style:parent-style-name="Normál" style:family="paragraph">
      <style:text-properties fo:font-size="12pt" style:font-size-asian="12pt" style:font-size-complex="12pt"/>
    </style:style>
    <style:style style:name="P55" style:parent-style-name="Címsor1" style:family="paragraph">
      <style:text-properties style:use-window-font-color="true"/>
    </style:style>
    <style:style style:name="P56" style:parent-style-name="Normál" style:family="paragraph">
      <style:text-properties fo:font-size="12pt" style:font-size-asian="12pt" style:font-size-complex="12pt"/>
    </style:style>
    <style:style style:name="P57" style:parent-style-name="Normál" style:family="paragraph">
      <style:text-properties fo:font-size="12pt" style:font-size-asian="12pt" style:font-size-complex="12p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Rendszerterv a Lego Áruház elkészítéséhez</text:p>
      <text:p text:style-name="Normál"/>
      <text:p text:style-name="Normál"/>
      <text:p text:style-name="Normál"/>
      <text:p text:style-name="Normál"/>
      <text:p text:style-name="Normál"/>
      <text:p text:style-name="Normál"/>
      <text:p text:style-name="Normál"><draw:frame draw:z-index="251659264" draw:id="id0" draw:style-name="a0" draw:name="Szövegdoboz 2" text:anchor-type="paragraph" svg:x="0in" svg:y="0.35764in" svg:width="2.58125in" svg:height="1.53542in" style:rel-width="scale" style:rel-height="scale"><draw:text-box><text:p text:style-name="P11">Készítette:<text:s/></text:p><text:p text:style-name="P12">Farkas Tamás</text:p><text:p text:style-name="P13">Gali Glória<text:s/></text:p><text:p text:style-name="P14">Mata Róbert<text:s/></text:p></draw:text-box><svg:title/><svg:desc/></draw:frame></text:p>
      <text:p text:style-name="Normál"/>
      <text:p text:style-name="P15"/>
      <text:p text:style-name="Tartalomjegyzékcímsora"/>
      <text:p text:style-name="Tartalomjegyzékcímsora"><text:span text:style-name="T16">Tartalomjegyzék</text:span></text:p>
      <text:table-of-content text:name="_TOC0">
        <text:table-of-content-source text:outline-level="3" text:use-outline-level="true" text:use-index-marks="false" text:use-index-source-styles="false" text:index-scope="document">
          <text:table-of-content-entry-template text:outline-level="1" text:style-name="TJ1">
            <text:index-entry-link-start/>
            <text:index-entry-text/>
            <text:index-entry-tab-stop style:leader-char="." style:type="right"/>
            <text:index-entry-page-number/>
            <text:index-entry-link-end/>
          </text:table-of-content-entry-template>
          <text:table-of-content-entry-template text:outline-level="2" text:style-name="Normál">
            <text:index-entry-link-start/>
            <text:index-entry-text/>
            <text:index-entry-tab-stop style:leader-char="." style:type="right"/>
            <text:index-entry-page-number/>
            <text:index-entry-link-end/>
          </text:table-of-content-entry-template>
          <text:table-of-content-entry-template text:outline-level="3" text:style-name="Normál">
            <text:index-entry-link-start/>
            <text:index-entry-text/>
            <text:index-entry-tab-stop style:leader-char="." style:type="right"/>
            <text:index-entry-page-number/>
            <text:index-entry-link-end/>
          </text:table-of-content-entry-template>
        </text:table-of-content-source>
        <text:index-body>
          <text:p text:style-name="P17"><text:a xlink:href="#_Toc165451719" office:target-frame-name="_top" xlink:show="replace"><text:span text:style-name="Hiperhivatkozás">Projekt terv</text:span><text:tab/>3</text:a></text:p>
          <text:p text:style-name="P18"><text:a xlink:href="#_Toc165451720" office:target-frame-name="_top" xlink:show="replace"><text:span text:style-name="Hiperhivatkozás">Követelmények</text:span><text:tab/>3</text:a></text:p>
          <text:p text:style-name="P19"><text:a xlink:href="#_Toc165451721" office:target-frame-name="_top" xlink:show="replace"><text:span text:style-name="Hiperhivatkozás">Funkcionális követelmények</text:span><text:tab/>3</text:a></text:p>
          <text:p text:style-name="P20"><text:a xlink:href="#_Toc165451722" office:target-frame-name="_top" xlink:show="replace"><text:span text:style-name="Hiperhivatkozás">Fizikai környezet</text:span><text:tab/>4</text:a></text:p>
          <text:p text:style-name="P21"><text:a xlink:href="#_Toc165451723" office:target-frame-name="_top" xlink:show="replace"><text:span text:style-name="Hiperhivatkozás">Tesztterv</text:span><text:tab/>4</text:a></text:p>
          <text:p text:style-name="P22"><text:a xlink:href="#_Toc165451724" office:target-frame-name="_top" xlink:show="replace"><text:span text:style-name="Hiperhivatkozás">Karbantartás:</text:span><text:tab/>4</text:a></text:p>
          <text:p text:style-name="P23"><text:a xlink:href="#_Toc165451725" office:target-frame-name="_top" xlink:show="replace"><text:span text:style-name="Hiperhivatkozás">Biztonság</text:span><text:tab/>4</text:a></text:p>
          <text:p text:style-name="P24"><text:a xlink:href="#_Toc165451726" office:target-frame-name="_top" xlink:show="replace"><text:span text:style-name="Hiperhivatkozás">Dokumentáció</text:span><text:tab/>5</text:a></text:p>
        </text:index-body>
      </text:table-of-content>
      <text:p text:style-name="Normál"/>
      <text:p text:style-name="Normál"/>
      <text:p text:style-name="P25"/>
      <text:p text:style-name="Normál"/>
      <text:p text:style-name="P26"/>
      <text:p text:style-name="P27">Az általunk elkészített projektben egy legokat árusító áruház rendszerét szeretnénk elkészíteni. Az alábbi dokumentumban szeretnénk ismertetni az áruház nagyvonalú rendszertervének egyes elemeit.</text:p>
      <text:p text:style-name="P28">A felület lehetővé teszi a különböző lego megrendelését a felhasználó számára, ez által az eladó szervezet különféle adatokat ér el a megrendelésből, amiből a későbbiekben üzleti elemzéseket tud végezni. A rendszer alapvető célja egy olyan áruház felületnek biztosítása, amelynek kezelése a megrendelő és a terméket árusító számára is megfelelő, könnyen kezelhető legyen. Az áruház alapvető adatokat tárol az eladókról, a vásárlókról és a napi, illetve összbevételről. Ahhoz, hogy a felhasználó ezt használatba vegye szükséges egy bejelentkező, illetve regisztrációs oldal létrehozása is. Ezek által felhasználói adatok eltárolása megy végbe.<text:s/></text:p>
      <text:h text:style-name="P29" text:outline-level="1"><text:bookmark-start text:name="_Toc165451719"/>Projekt terv<text:bookmark-end text:name="_Toc165451719"/></text:h>
      <text:p text:style-name="P30">A projektet három hét alatt, hárman szeretnénk végrehajtani. A projekt végrehajtása úgy történik, hogy a programozásban mindenki egyaránt részt vesz és mindenki elkészít egy meghatározott részt. Van, aki a felület dizájn részét van, aki az adatbázist és van, aki a különböző osztályok kialakításában veszi ki a szerepét. A projekt különböző részeinek megalkotása közben mind a hárman jelen vagyunk és különböző segítséggel próbáljuk ellátni azt az illetőt, aki éppen a kódolást végzi. Habár a feladatot hárman végezzük el, lényegében a páros programozás technikáját szeretnénk alkalmazni.<text:s/></text:p>
      <text:h text:style-name="P31" text:outline-level="1"><text:bookmark-start text:name="_Toc165451720"/>Követelmények<text:bookmark-end text:name="_Toc165451720"/><text:s/></text:h>
      <text:p text:style-name="P32">A rendszer alapvetően inkább az üzleti oldalnak szól, azaz az eladók számára van kialakítva. Legfontosabb követelmény számukra az, hogy minél több adatot, minél egyszerűbben érjenek el. Ehhez minél több felhasználó szükséges, így törekszünk nem egy nehéz, elidegenítő felületet kialakítani számukra. Így másik jelentős követelményünk az, hogy a rendszer a lehetőlegjobban felhasználó barát legyen.<text:s/></text:p>
      <text:h text:style-name="P33" text:outline-level="1"><text:bookmark-start text:name="_Toc165451721"/>Funkcionális követelmények<text:bookmark-end text:name="_Toc165451721"/><text:s/></text:h>
      <text:p text:style-name="P34"><text:s/>Szeretnénk létrehozni egy bejelentkezésre és regisztrációra alkalmas oldalt, majd magát a felületet, ahol a megrendelés végbe mehet. A felületeket Windows Forms Application segítségével hozzuk létre, a projekt pedig C# programozási nyelv használata által alkotjuk meg.<text:s/></text:p>
      <text:p text:style-name="P35">A rendszer főbb funkciói a következőek:<text:s/></text:p>
      <text:list text:style-name="LFO1" text:continue-numbering="true">
        <text:list-item>
          <text:p text:style-name="P36"><text:s/>Bejelentkezésének felülete:<text:s/></text:p>
        </text:list-item>
      </text:list>
      <text:list text:style-name="LFO2" text:continue-numbering="true">
        <text:list-item>
          <text:p text:style-name="P37">A felhasználó nevének, illetve jelszavának megadása<text:s/></text:p>
        </text:list-item>
      </text:list>
      <text:soft-page-break/>
      <text:list text:style-name="LFO1" text:continue-numbering="true">
        <text:list-item>
          <text:p text:style-name="P38">Regisztrációhoz szükséges felület</text:p>
        </text:list-item>
      </text:list>
      <text:list text:style-name="LFO2" text:continue-numbering="true">
        <text:list-item>
          <text:p text:style-name="P39">A regisztráló nevének, illetve jelszavának megadása</text:p>
        </text:list-item>
      </text:list>
      <text:p text:style-name="P40">A rendszer mind a két felületen ellenőrzi, hogy a felhasználó rendelkezik-e fiókkal és szükség esetén átirányítja őt a megfelelő felületre.<text:s/></text:p>
      <text:list text:style-name="LFO1" text:continue-numbering="true">
        <text:list-item>
          <text:p text:style-name="P41">Az áruház felülete</text:p>
        </text:list-item>
      </text:list>
      <text:p text:style-name="P42">-Egymástól külön álló oldalakon jelenik meg a rendelés, az eladó és a vevő adatai. Ezeken az oldalok lehetőség van új adatok rögzítésére is.<text:s/></text:p>
      <text:p text:style-name="P43">- A megrendelő számára lehetőség van a különböző, készleten lévő legok megrendelésére is és a rendszer a számlát is elérhetővé teszi.<text:s/></text:p>
      <text:p text:style-name="P44">-Maga a rendszer a vásárló és az eladó számára különböző képen van kialakítva, így csak a lényeges adat jelenik meg. Ennek oka az adatok egyszerű és biztonságos kezelése.<text:s/></text:p>
      <text:p text:style-name="P45">- Lehetőség adódik a felhasználók, illetve a termékek, hozzáadására, módosítására, illetve törlésére is.<text:s/></text:p>
      <text:p text:style-name="P46">Maga a rendszer egymástól jól elkülönített osztályok által lesz kialakítva, különböző tervezési minták használata segítségével. Az felhasználók és a termék adatait különböző adattáblákban tároljuk.<text:s/></text:p>
      <text:h text:style-name="P47" text:outline-level="1"><text:bookmark-start text:name="_Toc165451722"/>Fizikai környezet<text:bookmark-end text:name="_Toc165451722"/><text:s/></text:h>
      <text:p text:style-name="P48">Ahogyan azt már korábban említettük, a rendszer C# programozásinyelv használata által készül el. Ezt Microsoft Visual Studio segítségével készítjük el, azon belül is Windows Froms Application és .Net keretrendszer által. A szükséges adatbázis táblákat, illetve kapcsolatokat is ezen keresztül hozzuk létre.<text:s/></text:p>
      <text:h text:style-name="P49" text:outline-level="1"><text:bookmark-start text:name="_Toc165451723"/>Tesztterv<text:bookmark-end text:name="_Toc165451723"/><text:s/></text:h>
      <text:p text:style-name="P50">A teszteléshez unit teszteket alkalmazunk.<text:s/></text:p>
      <text:h text:style-name="P51" text:outline-level="1"><text:bookmark-start text:name="_Toc165451724"/>Karbantartás:<text:bookmark-end text:name="_Toc165451724"/><text:s/></text:h>
      <text:p text:style-name="P52">Törekszünk arra, hogy a rendszer ellássuk újabb funkciókkal és a meglévő funkciókat is folyamatos fejleszteni szeretnénk. Hiba esetén garanciát vállalunk.<text:s/></text:p>
      <text:h text:style-name="P53" text:outline-level="1"><text:bookmark-start text:name="_Toc165451725"/>Biztonság<text:bookmark-end text:name="_Toc165451725"/></text:h>
      <text:p text:style-name="P54">Az adatbázisban tárolt felhasználói adatokhoz csak egy ember férhet hozzá és kezelheti azt. <text:s/>Magára az egész adatbázis kezelésére egy embert bízunk meg.<text:s/></text:p>
      <text:h text:style-name="P55" text:outline-level="1"><text:bookmark-start text:name="_Toc165451726"/>Dokumentáció<text:bookmark-end text:name="_Toc165451726"/><text:s/></text:h>
      <text:p text:style-name="P56">A felhasználó folyamatos információt kap arról, ha valamilyen hibát vétett a rendszerbe való bejelentkezés vagy regisztráció során. Értelmes és átlátható hiba üzenetekkel látja<text:s/><text:soft-page-break/>el a rendszer a felhasználót. Értelmezhető felhasználói felülettel látja el a felhasználót és felhasználói hiba esetén ajánlást kap az újra próbálkozás lépéseiről.<text:s/></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Címsor2" style:display-name="Címsor 2" style:family="paragraph" style:parent-style-name="Normál" style:next-style-name="Normá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Címsor3" style:display-name="Címsor 3" style:family="paragraph" style:parent-style-name="Normál" style:next-style-name="Normá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Címsor4" style:display-name="Címsor 4" style:family="paragraph" style:parent-style-name="Normál" style:next-style-name="Normá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Címsor5" style:display-name="Címsor 5" style:family="paragraph" style:parent-style-name="Normál" style:next-style-name="Normál" style:default-outline-level="5">
      <style:paragraph-properties fo:keep-with-next="always" fo:keep-together="always" fo:margin-top="0.0555in" fo:margin-bottom="0.0277in"/>
      <style:text-properties style:font-name-asian="Times New Roman" fo:color="#0F4761" fo:hyphenate="false"/>
    </style:style>
    <style:style style:name="Címsor6" style:display-name="Címsor 6" style:family="paragraph" style:parent-style-name="Normál" style:next-style-name="Normá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Címsor7" style:display-name="Címsor 7" style:family="paragraph" style:parent-style-name="Normál" style:next-style-name="Normál" style:default-outline-level="7">
      <style:paragraph-properties fo:keep-with-next="always" fo:keep-together="always" fo:margin-top="0.0277in" fo:margin-bottom="0in"/>
      <style:text-properties style:font-name-asian="Times New Roman" fo:color="#595959" fo:hyphenate="false"/>
    </style:style>
    <style:style style:name="Címsor8" style:display-name="Címsor 8" style:family="paragraph" style:parent-style-name="Normál" style:next-style-name="Normá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Címsor9" style:display-name="Címsor 9" style:family="paragraph" style:parent-style-name="Normál" style:next-style-name="Normál" style:default-outline-level="9">
      <style:paragraph-properties fo:keep-with-next="always" fo:keep-together="always" fo:margin-bottom="0in"/>
      <style:text-properties style:font-name-asian="Times New Roman" fo:color="#272727"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1Char" style:display-name="Címsor 1 Char" style:family="text" style:parent-style-name="Bekezdésalapbetűtípusa">
      <style:text-properties style:font-name="Aptos Display" style:font-name-asian="Times New Roman" style:font-name-complex="Times New Roman" fo:color="#0F4761" fo:font-size="20pt" style:font-size-asian="20pt" style:font-size-complex="20pt"/>
    </style:style>
    <style:style style:name="Címsor2Char" style:display-name="Címsor 2 Char" style:family="text" style:parent-style-name="Bekezdésalapbetűtípusa">
      <style:text-properties style:font-name="Aptos Display" style:font-name-asian="Times New Roman" style:font-name-complex="Times New Roman" fo:color="#0F4761" fo:font-size="16pt" style:font-size-asian="16pt" style:font-size-complex="16pt"/>
    </style:style>
    <style:style style:name="Címsor3Char" style:display-name="Címsor 3 Char" style:family="text" style:parent-style-name="Bekezdésalapbetűtípusa">
      <style:text-properties style:font-name-asian="Times New Roman" style:font-name-complex="Times New Roman" fo:color="#0F4761" fo:font-size="14pt" style:font-size-asian="14pt" style:font-size-complex="14pt"/>
    </style:style>
    <style:style style:name="Címsor4Char" style:display-name="Címsor 4 Char" style:family="text" style:parent-style-name="Bekezdésalapbetűtípusa">
      <style:text-properties style:font-name-asian="Times New Roman" style:font-name-complex="Times New Roman" fo:font-style="italic" style:font-style-asian="italic" style:font-style-complex="italic" fo:color="#0F4761"/>
    </style:style>
    <style:style style:name="Címsor5Char" style:display-name="Címsor 5 Char" style:family="text" style:parent-style-name="Bekezdésalapbetűtípusa">
      <style:text-properties style:font-name-asian="Times New Roman" style:font-name-complex="Times New Roman" fo:color="#0F4761"/>
    </style:style>
    <style:style style:name="Címsor6Char" style:display-name="Címsor 6 Char" style:family="text" style:parent-style-name="Bekezdésalapbetűtípusa">
      <style:text-properties style:font-name-asian="Times New Roman" style:font-name-complex="Times New Roman" fo:font-style="italic" style:font-style-asian="italic" style:font-style-complex="italic" fo:color="#595959"/>
    </style:style>
    <style:style style:name="Címsor7Char" style:display-name="Címsor 7 Char" style:family="text" style:parent-style-name="Bekezdésalapbetűtípusa">
      <style:text-properties style:font-name-asian="Times New Roman" style:font-name-complex="Times New Roman" fo:color="#595959"/>
    </style:style>
    <style:style style:name="Címsor8Char" style:display-name="Címsor 8 Char" style:family="text" style:parent-style-name="Bekezdésalapbetűtípusa">
      <style:text-properties style:font-name-asian="Times New Roman" style:font-name-complex="Times New Roman" fo:font-style="italic" style:font-style-asian="italic" style:font-style-complex="italic" fo:color="#272727"/>
    </style:style>
    <style:style style:name="Címsor9Char" style:display-name="Címsor 9 Char" style:family="text" style:parent-style-name="Bekezdésalapbetűtípusa">
      <style:text-properties style:font-name-asian="Times New Roman" style:font-name-complex="Times New Roman" fo:color="#272727"/>
    </style:style>
    <style:style style:name="Cím" style:display-name="Cím" style:family="paragraph" style:parent-style-name="Normál" style:next-style-name="Normá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CímChar" style:display-name="Cím Char" style:family="text" style:parent-style-name="Bekezdésalapbetűtípusa">
      <style:text-properties style:font-name="Aptos Display" style:font-name-asian="Times New Roman" style:font-name-complex="Times New Roman" fo:letter-spacing="-0.0069in" style:letter-kerning="true" fo:font-size="28pt" style:font-size-asian="28pt" style:font-size-complex="28pt"/>
    </style:style>
    <style:style style:name="Alcím" style:display-name="Alcím" style:family="paragraph" style:parent-style-name="Normál" style:next-style-name="Normál">
      <style:text-properties style:font-name-asian="Times New Roman" fo:color="#595959" fo:letter-spacing="0.0104in" fo:font-size="14pt" style:font-size-asian="14pt" style:font-size-complex="14pt" fo:hyphenate="false"/>
    </style:style>
    <style:style style:name="AlcímChar" style:display-name="Alcím Char" style:family="text" style:parent-style-name="Bekezdésalapbetűtípusa">
      <style:text-properties style:font-name-asian="Times New Roman" style:font-name-complex="Times New Roman" fo:color="#595959" fo:letter-spacing="0.0104in" fo:font-size="14pt" style:font-size-asian="14pt" style:font-size-complex="14pt"/>
    </style:style>
    <style:style style:name="Idézet" style:display-name="Idézet" style:family="paragraph" style:parent-style-name="Normál" style:next-style-name="Normál">
      <style:paragraph-properties fo:text-align="center" fo:margin-top="0.1111in"/>
      <style:text-properties fo:font-style="italic" style:font-style-asian="italic" style:font-style-complex="italic" fo:color="#404040" fo:hyphenate="false"/>
    </style:style>
    <style:style style:name="IdézetChar" style:display-name="Idézet Char" style:family="text" style:parent-style-name="Bekezdésalapbetűtípusa">
      <style:text-properties fo:font-style="italic" style:font-style-asian="italic" style:font-style-complex="italic" fo:color="#404040"/>
    </style:style>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Erőskiemelés" style:display-name="Erős kiemelés" style:family="text" style:parent-style-name="Bekezdésalapbetűtípusa">
      <style:text-properties fo:font-style="italic" style:font-style-asian="italic" style:font-style-complex="italic" fo:color="#0F4761"/>
    </style:style>
    <style:style style:name="Kiemeltidézet" style:display-name="Kiemelt idézet" style:family="paragraph" style:parent-style-name="Normál" style:next-style-name="Normá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KiemeltidézetChar" style:display-name="Kiemelt idézet Char" style:family="text" style:parent-style-name="Bekezdésalapbetűtípusa">
      <style:text-properties fo:font-style="italic" style:font-style-asian="italic" style:font-style-complex="italic" fo:color="#0F4761"/>
    </style:style>
    <style:style style:name="Erőshivatkozás" style:display-name="Erős hivatkozás" style:family="text" style:parent-style-name="Bekezdésalapbetűtípusa">
      <style:text-properties fo:font-weight="bold" style:font-weight-asian="bold" style:font-weight-complex="bold" fo:font-variant="small-caps" fo:color="#0F4761" fo:letter-spacing="0.0034in"/>
    </style:style>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Tartalomjegyzékcímsora" style:display-name="Tartalomjegyzék címsora" style:family="paragraph" style:parent-style-name="Címsor1" style:next-style-name="Normál" style:default-outline-level="1">
      <style:paragraph-properties fo:margin-top="0.1666in" fo:margin-bottom="0in" fo:line-height="106%"/>
      <style:text-properties fo:font-size="16pt" style:font-size-asian="16pt" style:font-size-complex="16pt" style:language-asian="hu" style:country-asian="HU" fo:hyphenate="true"/>
    </style:style>
    <style:style style:name="TJ1" style:display-name="TJ 1" style:family="paragraph" style:parent-style-name="Normál" style:next-style-name="Normál" style:auto-update="true">
      <style:paragraph-properties fo:margin-bottom="0.0694in"/>
      <style:text-properties fo:hyphenate="false"/>
    </style:style>
    <style:style style:name="Hiperhivatkozás" style:display-name="Hiperhivatkozás" style:family="text" style:parent-style-name="Bekezdésalapbetűtípusa">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Élőláb" style:family="paragraph">
      <style:paragraph-properties fo:text-align="center"/>
    </style:style>
  </office:automatic-styles>
  <office:master-styles>
    <style:master-page style:name="MPF0" style:page-layout-name="PL0">
      <style:footer>
        <text:p text:style-name="P2"><text:page-number text:fixed="false">2</text:page-number></text:p>
        <text:p text:style-name="Élőláb"/>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li Glória</meta:initial-creator>
    <dc:creator>Gali Glória</dc:creator>
    <meta:creation-date>2024-04-27T11:26:00Z</meta:creation-date>
    <dc:date>2024-05-01T09:29:00Z</dc:date>
    <meta:template xlink:href="Normal" xlink:type="simple"/>
    <meta:editing-cycles>4</meta:editing-cycles>
    <meta:editing-duration>PT6840S</meta:editing-duration>
    <meta:user-defined meta:name="GrammarlyDocumentId">a392f010-027b-4963-a414-1417e654fced</meta:user-defined>
    <meta:document-statistic meta:page-count="5" meta:paragraph-count="40" meta:word-count="611" meta:character-count="4519" meta:row-count="102" meta:non-whitespace-character-count="3921"/>
  </office:meta>
</office:document-meta>
</file>